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db403" officeooo:paragraph-rsid="000db403" style:font-size-asian="16pt" style:font-size-complex="16pt"/>
    </style:style>
    <style:style style:name="P2" style:family="paragraph" style:parent-style-name="Text_20_body">
      <style:paragraph-properties fo:margin-top="0.201cm" fo:margin-bottom="0.448cm" style:contextual-spacing="false" fo:text-align="start" style:justify-single-word="false"/>
      <style:text-properties fo:font-size="12pt" style:text-underline-style="solid" style:text-underline-width="auto" style:text-underline-color="font-color" officeooo:rsid="000db403" officeooo:paragraph-rsid="000db403" style:font-size-asian="16pt" style:font-size-complex="16pt"/>
    </style:style>
    <style:style style:name="P3" style:family="paragraph" style:parent-style-name="Text_20_body">
      <style:paragraph-properties fo:margin-top="0.302cm" fo:margin-bottom="0.549cm" style:contextual-spacing="false" fo:text-align="start" style:justify-single-word="false"/>
      <style:text-properties style:font-name="Times New Roman" fo:font-size="12pt" style:text-underline-style="none" officeooo:rsid="000db403" officeooo:paragraph-rsid="000db403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officeooo:paragraph-rsid="000db403"/>
    </style:style>
    <style:style style:name="P5" style:family="paragraph" style:parent-style-name="Text_20_body">
      <style:paragraph-properties fo:margin-top="0.201cm" fo:margin-bottom="0.448cm" style:contextual-spacing="false" fo:text-align="start" style:justify-single-word="false"/>
      <style:text-properties style:font-name="Times New Roman" fo:font-size="12pt" officeooo:paragraph-rsid="000db403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db403" officeooo:paragraph-rsid="000db40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0db403" officeooo:paragraph-rsid="000db403" style:font-size-asian="16pt" style:font-size-complex="16pt"/>
    </style:style>
    <style:style style:name="T1" style:family="text">
      <style:text-properties style:font-name="Times New Roman" fo:font-style="italic"/>
    </style:style>
    <style:style style:name="T2" style:family="text">
      <style:text-properties style:font-name="Times New Roman"/>
    </style:style>
    <style:style style:name="T3" style:family="text">
      <style:text-properties fo:font-style="italic"/>
    </style:style>
    <style:style style:name="T4" style:family="text">
      <style:text-properties style:text-underline-style="none" officeooo:rsid="000db40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exes</text:p>
      <text:p text:style-name="P1"/>
      <text:p text:style-name="P2"><text:span text:style-name="T1">- Qu’est-ce que DevOps ? DevOps expliqué | Microsoft Azure</text:span><text:span text:style-name="T2">. (s. d.). https://azure.microsoft.com/fr-fr/resources/cloud-computing-dictionary/what-is-devops#:~:text=DevOps%20permet%20la%20coordination%20et,plus%20performants%20et%20plus%20fiables</text:span></text:p>
      <text:p text:style-name="P3">- Atlassian. (s. d.). <text:span text:style-name="T3">Qu’est-ce que DevOps ? | Atlassian</text:span>. <text:a xlink:type="simple" xlink:href="https://www.atlassian.com/fr/devops" text:style-name="Internet_20_link" text:visited-style-name="Visited_20_Internet_20_Link">https://www.atlassian.com/fr/devops</text:a></text:p>
      <text:p text:style-name="P4"><text:span text:style-name="T4">- </text:span><text:span text:style-name="T3">DevOps c’est quoi ? Définition DevOps et concepts</text:span>. (2024, 5 juin). France. https://www.qrpinternational.fr/blog/gestion-des-services-informatiques/devops-cest-quoi-definition-devops/</text:p>
      <text:p text:style-name="P5"><text:span text:style-name="T4">- </text:span><text:span text:style-name="T3">Qu’est-ce que le DevSecOps ? </text:span>(s. d.). https://www.redhat.com/fr/topics/devops/what-is-devsecops</text:p>
      <text:p text:style-name="P5"><text:span text:style-name="T4">- </text:span>Yehuda, Y. (2024, 24 octobre). 18 great DevOps quotes. <text:span text:style-name="T3">DBmaestro</text:span>. https://www.dbmaestro.com/blog/database-devops/18-great-devops-quotes</text:p>
      <text:p text:style-name="P5"><text:span text:style-name="T4">- </text:span>Hellowork. (2024, 27 novembre). <text:span text:style-name="T3">DevOps</text:span>. www.hellowork.com. https://www.hellowork.com/fr-fr/metiers/devops.html</text:p>
      <text:p text:style-name="P5"><text:span text:style-name="T4">- </text:span>Philippe. (2023, 21 décembre). <text:span text:style-name="T3">Les statistiques DevOps : les chiffres les plus importants en 2024 – Ambient IT</text:span>. Ambient IT. https://www.ambient-it.net/statistiques-devops/</text:p>
      <text:p text:style-name="P5"><text:span text:style-name="T4">- </text:span>Crochet-Damais, A. (2017, 8 septembre). <text:span text:style-name="T3">DevOps  ; : des salaires globalement dynamiques</text:span>. https://www.journaldunet.com/developpeur/1150419-les-salaires-des-developpeurs-par-langage-en-2019/1150470-devops</text:p>
      <text:p text:style-name="P5"><text:span text:style-name="T4">- </text:span><text:span text:style-name="T3">DevOps : Salaire, missions, compétences, FAQ</text:span>. (s. d.). IMERIR. https://www.imerir.com/fiches-metiers/devops-2/</text:p>
      <text:p text:style-name="P5"><text:span text:style-name="T4">- </text:span>Polaris Market Research. (2024, 1 janvier). <text:span text:style-name="T3">DevOps Market Share, Growth Drivers, and Forecast to 2024-32</text:span>. Polaris. https://www.polarismarketresearch.com/industry-analysis/devops-market</text:p>
      <text:p text:style-name="P4"><text:span text:style-name="T4">- </text:span>Philippe. (2023b, décembre 21). <text:span text:style-name="T3">Les statistiques DevOps : les chiffres les plus importants en 2024 – Ambient IT</text:span>. Ambient IT. https://www.ambient-it.net/statistiques-devops/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4:20:20.761000000</meta:creation-date>
    <dc:date>2024-11-27T14:29:09.861000000</dc:date>
    <meta:editing-duration>PT8M49S</meta:editing-duration>
    <meta:editing-cycles>1</meta:editing-cycles>
    <meta:document-statistic meta:table-count="0" meta:image-count="0" meta:object-count="0" meta:page-count="1" meta:paragraph-count="12" meta:word-count="153" meta:character-count="1723" meta:non-whitespace-character-count="1579"/>
    <meta:generator>LibreOffice/24.8.3.1$Windows_X86_64 LibreOffice_project/65412f067af443213e726c93f137ccc85c9a1e06</meta:generator>
  </office:meta>
</office:document-meta>
</file>